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9ebd" officeooo:paragraph-rsid="00149ebd"/>
    </style:style>
    <style:style style:name="P2" style:family="paragraph" style:parent-style-name="Standard">
      <style:text-properties officeooo:rsid="001602b0" officeooo:paragraph-rsid="001602b0"/>
    </style:style>
    <style:style style:name="P3" style:family="paragraph" style:parent-style-name="Standard">
      <style:text-properties officeooo:rsid="001ae9ca" officeooo:paragraph-rsid="001ae9ca"/>
    </style:style>
    <style:style style:name="P4" style:family="paragraph" style:parent-style-name="Standard" style:list-style-name="L1">
      <style:text-properties officeooo:rsid="001602b0" officeooo:paragraph-rsid="001602b0"/>
    </style:style>
    <style:style style:name="P5" style:family="paragraph" style:parent-style-name="Standard" style:list-style-name="L1">
      <style:text-properties officeooo:rsid="00167bdf" officeooo:paragraph-rsid="00167bdf"/>
    </style:style>
    <style:style style:name="P6" style:family="paragraph" style:parent-style-name="Standard" style:list-style-name="L1">
      <style:text-properties officeooo:rsid="0017bf2a" officeooo:paragraph-rsid="0017bf2a"/>
    </style:style>
    <style:style style:name="P7" style:family="paragraph" style:parent-style-name="Standard" style:list-style-name="L2">
      <style:text-properties officeooo:rsid="00149ebd" officeooo:paragraph-rsid="00149ebd"/>
    </style:style>
    <style:style style:name="T1" style:family="text">
      <style:text-properties officeooo:rsid="00167bdf"/>
    </style:style>
    <style:style style:name="T2" style:family="text">
      <style:text-properties officeooo:rsid="0016914f"/>
    </style:style>
    <style:style style:name="T3" style:family="text">
      <style:text-properties officeooo:rsid="0017bf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non working demo</text:p>
      <text:p text:style-name="P1"/>
      <text:p text:style-name="P1">Create a non working demo in UnityWorld space that has the desired behavior of Krystal Kash</text:p>
      <text:p text:style-name="P1"/>
      <text:p text:style-name="P1">Create Assets</text:p>
      <text:p text:style-name="P1">Create Behaviors of objects</text:p>
      <text:p text:style-name="P1">Spawn and Collection behaviors</text:p>
      <text:p text:style-name="P1">Map physical locations in UnityWorld space to realWorld space</text:p>
      <text:p text:style-name="P1">Place objects into scene at set location in realWorld space</text:p>
      <text:p text:style-name="P1"/>
      <text:p text:style-name="P1"/>
      <text:p text:style-name="P2">TODOs</text:p>
      <text:p text:style-name="P2"/>
      <text:list xml:id="list3893858175" text:style-name="L1">
        <text:list-item>
          <text:p text:style-name="P4">Create or Import KrystalKash object</text:p>
        </text:list-item>
        <text:list-item>
          <text:p text:style-name="P5">Create each KrystalKash object with <text:span text:style-name="T2">same amount of number as </text:span>a <text:span text:style-name="T2">manufacture's </text:span>coupon upc</text:p>
        </text:list-item>
        <text:list-item>
          <text:p text:style-name="P4">Attach script to rotate KrystalKash object</text:p>
        </text:list-item>
        <text:list-item>
          <text:p text:style-name="P4">Attach script to camera to Arcamera that pulls KrystalKash</text:p>
        </text:list-item>
        <text:list-item>
          <text:p text:style-name="P4">Attach rigidbody or object to Arcamera that will collect <text:span text:style-name="T1">KrystalKash</text:span></text:p>
        </text:list-item>
        <text:list-item>
          <text:p text:style-name="P5">Create UI element for AR Camera to track <text:span text:style-name="T3">#, type and </text:span>collection of KrystalKash</text:p>
        </text:list-item>
        <text:list-item>
          <text:p text:style-name="P6">Attach script that adds sound effects to collection of KrystalKash</text:p>
        </text:list-item>
        <text:list-item>
          <text:p text:style-name="P6">More Features to come.</text:p>
        </text:list-item>
      </text:list>
      <text:p text:style-name="P2"/>
      <text:p text:style-name="P2"/>
      <text:p text:style-name="P3">Todos</text:p>
      <text:p text:style-name="P3"/>
      <text:p text:style-name="P3">Wednesday – Read Unity Documentation</text:p>
      <text:p text:style-name="P3"/>
      <text:p text:style-name="P3">Thursday – Read Unity Documentation</text:p>
      <text:p text:style-name="P3"/>
      <text:p text:style-name="P3">Friday – Break up work tasks within Unity to complete MockApplication</text:p>
      <text:p text:style-name="P1"/>
      <text:list xml:id="list2507929941" text:style-name="L2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2M47S</meta:editing-duration>
    <meta:editing-cycles>6</meta:editing-cycles>
    <meta:generator>LibreOffice/5.4.3.2$Windows_X86_64 LibreOffice_project/92a7159f7e4af62137622921e809f8546db437e5</meta:generator>
    <dc:date>2018-02-28T21:42:59.973000000</dc:date>
    <meta:document-statistic meta:table-count="0" meta:image-count="0" meta:object-count="0" meta:page-count="1" meta:paragraph-count="21" meta:word-count="151" meta:character-count="930" meta:non-whitespace-character-count="805"/>
    <meta:user-defined meta:name="Info 1"/>
    <meta:user-defined meta:name="Info 2"/>
    <meta:user-defined meta:name="Info 3"/>
    <meta:user-defined meta:name="Info 4"/>
  </office:meta>
</office:document-meta>
</file>